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sklearn.datasets import load_wine</text:p>
      <text:p text:style-name="Standard"/>
      <text:p text:style-name="Standard">cdak = load_wine()</text:p>
      <text:p text:style-name="Standard">cda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20:39:04.774879649</meta:creation-date>
    <dc:date>2023-02-22T20:39:36.338633367</dc:date>
    <meta:editing-duration>PT32S</meta:editing-duration>
    <meta:editing-cycles>1</meta:editing-cycles>
    <meta:document-statistic meta:table-count="0" meta:image-count="0" meta:object-count="0" meta:page-count="1" meta:paragraph-count="3" meta:word-count="8" meta:character-count="60" meta:non-whitespace-character-count="55"/>
    <meta:generator>LibreOffice/7.3.7.2$Linux_X86_64 LibreOffice_project/30$Build-2</meta:generator>
  </office:meta>
</office:document-meta>
</file>